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B000014CF0000295769614471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style:font-name-complex="Calibri1"/>
    </style:style>
    <style:style style:name="P3" style:family="paragraph" style:parent-style-name="Standard">
      <style:text-properties style:font-name="Calibri" officeooo:rsid="001ebf72" officeooo:paragraph-rsid="001ebf72" style:font-name-complex="Calibri1"/>
    </style:style>
    <style:style style:name="P4" style:family="paragraph" style:parent-style-name="Standard">
      <style:text-properties style:font-name="Calibri" officeooo:paragraph-rsid="001ee98e" style:font-name-complex="Calibri1"/>
    </style:style>
    <style:style style:name="P5" style:family="paragraph" style:parent-style-name="Standard">
      <style:text-properties style:font-name="Calibri" officeooo:rsid="001ee98e" officeooo:paragraph-rsid="001ee98e" style:font-name-complex="Calibri1"/>
    </style:style>
    <style:style style:name="P6" style:family="paragraph" style:parent-style-name="Standard">
      <style:text-properties style:font-name="Calibri" officeooo:rsid="00218fc6" officeooo:paragraph-rsid="00218fc6" style:font-name-complex="Calibri1"/>
    </style:style>
    <style:style style:name="P7" style:family="paragraph" style:parent-style-name="Standard">
      <style:paragraph-properties fo:margin-top="0in" fo:margin-bottom="0in" style:contextual-spacing="false"/>
      <style:text-properties style:font-name="Calibri" style:font-name-complex="Calibri1"/>
    </style:style>
    <style:style style:name="P8" style:family="paragraph" style:parent-style-name="Standard" style:list-style-name="" style:master-page-name="Standard">
      <style:paragraph-properties fo:margin-top="0in" fo:margin-bottom="0in" style:contextual-spacing="false" fo:text-align="end" style:justify-single-word="false" style:page-number="auto"/>
      <style:text-properties style:font-name="Calibri" style:font-name-complex="Calibri1"/>
    </style:style>
    <style:style style:name="P9" style:family="paragraph" style:parent-style-name="Standard" style:list-style-name="">
      <style:paragraph-properties fo:margin-top="0in" fo:margin-bottom="0in" style:contextual-spacing="false" fo:text-align="end" style:justify-single-word="false"/>
      <style:text-properties style:font-name="Calibri" fo:language="en" fo:country="GB" style:font-name-complex="Calibri1"/>
    </style:style>
    <style:style style:name="P10" style:family="paragraph" style:parent-style-name="Standard" style:list-style-name="">
      <style:paragraph-properties fo:margin-top="0in" fo:margin-bottom="0in" style:contextual-spacing="false" fo:text-align="end" style:justify-single-word="false"/>
      <style:text-properties style:font-name="Calibri" style:font-name-complex="Calibri1"/>
    </style:style>
    <style:style style:name="P11" style:family="paragraph" style:parent-style-name="Standard" style:list-style-name="">
      <style:paragraph-properties fo:margin-top="0in" fo:margin-bottom="0in" style:contextual-spacing="false" fo:line-height="150%"/>
      <style:text-properties style:font-name="Calibri" style:font-name-complex="Calibri1"/>
    </style:style>
    <style:style style:name="P12" style:family="paragraph" style:parent-style-name="Standard" style:list-style-name="">
      <style:paragraph-properties fo:margin-top="0in" fo:margin-bottom="0in" style:contextual-spacing="false" fo:line-height="150%" fo:text-align="center" style:justify-single-word="false"/>
      <style:text-properties style:font-name="Calibri" fo:font-size="14.5pt" style:font-size-asian="14.5pt" style:font-name-complex="Calibri1" style:font-size-complex="14.5pt"/>
    </style:style>
    <style:style style:name="P13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style:font-size-asian="14.5pt" style:font-weight-asian="bold" style:font-name-complex="Calibri1" style:font-size-complex="14.5pt"/>
    </style:style>
    <style:style style:name="P14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officeooo:rsid="001ee98e" officeooo:paragraph-rsid="001ee98e" style:font-size-asian="14.5pt" style:font-weight-asian="bold" style:font-name-complex="Calibri1" style:font-size-complex="14.5pt"/>
    </style:style>
    <style:style style:name="P15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officeooo:rsid="001ea5a1" officeooo:paragraph-rsid="001ea5a1" style:font-size-asian="14.5pt" style:font-weight-asian="bold" style:font-name-complex="Calibri1" style:font-size-complex="14.5pt"/>
    </style:style>
    <style:style style:name="P16" style:family="paragraph" style:parent-style-name="Standard" style:list-style-name="">
      <style:paragraph-properties fo:margin-top="0in" fo:margin-bottom="0in" style:contextual-spacing="false" fo:text-align="center" style:justify-single-word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17" style:family="paragraph" style:parent-style-name="Standard" style:list-style-name="">
      <style:paragraph-properties fo:margin-top="0in" fo:margin-bottom="0in" style:contextual-spacing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18" style:family="paragraph" style:parent-style-name="Standard">
      <style:text-properties style:font-name="Calibri" style:font-name-complex="Calibri1"/>
    </style:style>
    <style:style style:name="P19" style:family="paragraph" style:parent-style-name="Standard">
      <style:text-properties style:font-name="Calibri" officeooo:rsid="0023ed82" officeooo:paragraph-rsid="0023ed82" style:font-name-complex="Calibri1"/>
    </style:style>
    <style:style style:name="P20" style:family="paragraph" style:parent-style-name="Standard">
      <style:text-properties style:font-name="Calibri" officeooo:rsid="00218fc6" officeooo:paragraph-rsid="0025d5d8" style:font-name-complex="Calibri1"/>
    </style:style>
    <style:style style:name="P21" style:family="paragraph" style:parent-style-name="Standard">
      <style:text-properties style:font-name="Calibri" officeooo:rsid="0024c301" officeooo:paragraph-rsid="002994ec" style:font-name-complex="Calibri1"/>
    </style:style>
    <style:style style:name="P22" style:family="paragraph" style:parent-style-name="Standard">
      <style:text-properties style:font-name="Calibri" officeooo:rsid="002994ec" officeooo:paragraph-rsid="002994ec" style:font-name-complex="Calibri1"/>
    </style:style>
    <style:style style:name="P23" style:family="paragraph" style:parent-style-name="Standard">
      <style:text-properties style:font-name="Calibri" officeooo:rsid="002d7da8" officeooo:paragraph-rsid="002d7da8" style:font-name-complex="Calibri1"/>
    </style:style>
    <style:style style:name="P24" style:family="paragraph" style:parent-style-name="Standard">
      <style:text-properties style:font-name="Calibri" officeooo:rsid="002e8ea8" officeooo:paragraph-rsid="002e8ea8" style:font-name-complex="Calibri1"/>
    </style:style>
    <style:style style:name="P25" style:family="paragraph" style:parent-style-name="Standard">
      <style:text-properties style:font-name="Calibri" officeooo:rsid="002fed4b" officeooo:paragraph-rsid="002fed4b" style:font-name-complex="Calibri1"/>
    </style:style>
    <style:style style:name="P26" style:family="paragraph" style:parent-style-name="Standard" style:list-style-name="L1">
      <style:text-properties officeooo:paragraph-rsid="0023ed82"/>
    </style:style>
    <style:style style:name="P27" style:family="paragraph" style:parent-style-name="Standard" style:list-style-name="L2">
      <style:paragraph-properties fo:text-align="justify" style:justify-single-word="false"/>
      <style:text-properties officeooo:paragraph-rsid="00218fc6"/>
    </style:style>
    <style:style style:name="P28" style:family="paragraph" style:parent-style-name="Standard">
      <style:text-properties officeooo:rsid="0023ed82" officeooo:paragraph-rsid="0023ed82"/>
    </style:style>
    <style:style style:name="P29" style:family="paragraph" style:parent-style-name="Standard" style:list-style-name="L2">
      <style:paragraph-properties fo:text-align="justify" style:justify-single-word="false"/>
      <style:text-properties officeooo:rsid="0023ed82" officeooo:paragraph-rsid="0023ed82"/>
    </style:style>
    <style:style style:name="P30" style:family="paragraph" style:parent-style-name="Standard" style:list-style-name="L1">
      <style:text-properties officeooo:rsid="0023ed82" officeooo:paragraph-rsid="0023ed82"/>
    </style:style>
    <style:style style:name="P31" style:family="paragraph" style:parent-style-name="Standard" style:list-style-name="L1">
      <style:text-properties officeooo:rsid="0024a58f" officeooo:paragraph-rsid="0024a58f"/>
    </style:style>
    <style:style style:name="P32" style:family="paragraph" style:parent-style-name="Standard" style:list-style-name="L1">
      <style:text-properties officeooo:rsid="0024b50e" officeooo:paragraph-rsid="0024b50e"/>
    </style:style>
    <style:style style:name="T1" style:family="text">
      <style:text-properties officeooo:rsid="001ea5a1"/>
    </style:style>
    <style:style style:name="T2" style:family="text">
      <style:text-properties officeooo:rsid="00218fc6"/>
    </style:style>
    <style:style style:name="T3" style:family="text">
      <style:text-properties officeooo:rsid="00229556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officeooo:rsid="0023ed82" style:font-name-complex="Calibri1"/>
    </style:style>
    <style:style style:name="T6" style:family="text">
      <style:text-properties style:font-name="Calibri" officeooo:rsid="00218fc6" style:font-name-complex="Calibri1"/>
    </style:style>
    <style:style style:name="T7" style:family="text">
      <style:text-properties officeooo:rsid="0023f39b"/>
    </style:style>
    <style:style style:name="T8" style:family="text">
      <style:text-properties officeooo:rsid="002994ec"/>
    </style:style>
    <style:style style:name="T9" style:family="text">
      <style:text-properties officeooo:rsid="002b7695"/>
    </style:style>
    <style:style style:name="T10" style:family="text">
      <style:text-properties officeooo:rsid="002f2b70"/>
    </style:style>
    <style:style style:name="T11" style:family="text">
      <style:text-properties fo:font-size="14.5pt" fo:font-weight="bold" style:font-size-asian="14.5pt" style:font-weight-asian="bold" style:font-size-complex="14.5pt"/>
    </style:style>
    <style:style style:name="T12" style:family="text">
      <style:text-properties officeooo:rsid="00328395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 text:c="44"/>University of Innsbruck<draw:frame draw:style-name="fr1" draw:name="3 Imagen" text:anchor-type="char" svg:x="0.0201in" svg:y="0in" svg:width="1.0563in" svg:height="2.1035in" draw:z-index="0"><draw:image xlink:href="Pictures/2000002B000014CF0000295769614471.wmf" xlink:type="simple" xlink:show="embed" xlink:actuate="onLoad"/><svg:desc>Uni_Logo_4C.eps</svg:desc></draw:frame></text:h>
      <text:h text:style-name="P9" text:outline-level="1"><text:date style:data-style-name="N79" text:date-value="2015-10-19T18:02:49.430947070">Monday 19 October 2015</text:date></text:h>
      <text:h text:style-name="P10" text:outline-level="1"/>
      <text:p text:style-name="P7"/>
      <text:h text:style-name="P12" text:outline-level="1"><text:s text:c="25"/>703128 PS/2 Web Services</text:h>
      <text:h text:style-name="P16" text:outline-level="1"><text:s text:c="18"/>Project <text:span text:style-name="T1">Preparation</text:span></text:h>
      <text:h text:style-name="P17" text:outline-level="1"/>
      <text:h text:style-name="P13" text:outline-level="1"/>
      <text:h text:style-name="P13" text:outline-level="1">Team</text:h>
      <text:p text:style-name="P2">List your team members (student name and registration number)</text:p>
      <text:p text:style-name="P20"><text:span text:style-name="T3">Bernhard Fritz 1316136</text:span>,<text:span text:style-name="T3"> Thibault Gerrier</text:span>, <text:span text:style-name="T3">Raphael</text:span> <text:span text:style-name="T3">Gruber</text:span> 1217362, Philipp Häusle, Mario Zelger</text:p>
      <text:h text:style-name="P14" text:outline-level="1">Topic</text:h>
      <text:p text:style-name="P5">Touristic service packaging for <text:span text:style-name="T2">Hotel</text:span> and <text:span text:style-name="T2">Restaurant</text:span> in <text:span text:style-name="T2">Innsbruck</text:span> by using <text:span text:style-name="T2">Web</text:span></text:p>
      <text:p text:style-name="P4">“<text:span text:style-name="T9">Wander App”</text:span></text:p>
      <text:h text:style-name="P13" text:outline-level="1">Identified services</text:h>
      <text:p text:style-name="P2">Enumerate the high-level services that you plan to develop or access (already existing services on the Web)</text:p>
      <text:p text:style-name="P23">Access information about “Almen” around Innsbruck.</text:p>
      <text:p text:style-name="P24">Provide possible <text:span text:style-name="T10">hiking </text:span>routes and how to get to there by car.</text:p>
      <text:p text:style-name="P25">Recommend specific “Almen” based on weather forecasts.</text:p>
      <text:h text:style-name="P15" text:outline-level="1">Possible packaging solution</text:h>
      <text:p text:style-name="P3">Try to identify if there is a publicly consumable API and find any possible service composition, such as hotels and ski tours, hotels and music concerts, etc.</text:p>
      <text:p text:style-name="P6"><text:a xlink:type="simple" xlink:href="http://developers.outdooractive.com/API-Reference/Data-Access/Data-API.html">http://developers.outdooractive.com/API-Reference/Data-Access/Data-API.html</text:a></text:p>
      <text:p text:style-name="P21"><text:a xlink:type="simple" xlink:href="https://developers.google.com/maps/">https://developers.google.com/maps/</text:a> <text:span text:style-name="T8">oder </text:span><text:a xlink:type="simple" xlink:href="http://wiki.openstreetmap.org/wiki/API_v0.6"><text:span text:style-name="T8">http://wiki.openstreetmap.org/wiki/API_v0.6</text:span></text:a></text:p>
      <text:p text:style-name="P22"><text:a xlink:type="simple" xlink:href="https://developer.yahoo.com/weather/">https://developer.yahoo.com/weather/</text:a> oder <text:a xlink:type="simple" xlink:href="http://openweathermap.org/api">http://openweathermap.org/api</text:a></text:p>
      <text:h text:style-name="P11" text:outline-level="1"><text:soft-page-break/><text:span text:style-name="T11">Technologies</text:span></text:h>
      <text:p text:style-name="P2">Which technologies, programming languages and IDEs do you prefer?</text:p>
      <text:p text:style-name="P19">Technologies/<text:span text:style-name="T12">Programming languages</text:span>:</text:p>
      <text:list xml:id="list5386909107599049172" text:style-name="L1">
        <text:list-item>
          <text:p text:style-name="P31">Bootstrap</text:p>
        </text:list-item>
        <text:list-item>
          <text:p text:style-name="P26"><text:span text:style-name="T5">Javascript</text:span></text:p>
          <text:list>
            <text:list-item>
              <text:p text:style-name="P26"><text:span text:style-name="T6">Node.js</text:span></text:p>
            </text:list-item>
            <text:list-item>
              <text:p text:style-name="P26"><text:span text:style-name="T5">ExpressJS</text:span></text:p>
            </text:list-item>
            <text:list-item>
              <text:p text:style-name="P32"><text:span text:style-name="T5">J</text:span><text:span text:style-name="T4">ade</text:span></text:p>
            </text:list-item>
          </text:list>
        </text:list-item>
        <text:list-item>
          <text:p text:style-name="P30"><text:span text:style-name="T4">MongoDB</text:span></text:p>
        </text:list-item>
      </text:list>
      <text:p text:style-name="P28"><text:span text:style-name="T4">IDEs:</text:span></text:p>
      <text:list xml:id="list1355615299743139184" text:style-name="L2">
        <text:list-item>
          <text:p text:style-name="P29">Atom</text:p>
        </text:list-item>
        <text:list-item>
          <text:p text:style-name="P27"><text:span text:style-name="T7">Eclip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Date_20_Char" style:display-name="Date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MT" style:font-family-complex="ArialMT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MT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.3083in" fo:margin-left="1in" fo:margin-right="1in" style:writing-mode="lr-tb" style:layout-grid-color="#c0c0c0" style:layout-grid-lines="3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editing-cycles>34</meta:editing-cycles>
    <meta:creation-date>2013-03-12T10:41:00</meta:creation-date>
    <dc:date>2015-10-19T18:02:49.138858000</dc:date>
    <meta:editing-duration>PT58M35S</meta:editing-duration>
    <meta:generator>LibreOffice/4.2.8.2$MacOSX_x86 LibreOffice_project/48d50dbfc06349262c9d50868e5c1f630a573ebd</meta:generator>
    <meta:document-statistic meta:table-count="0" meta:image-count="1" meta:object-count="0" meta:page-count="2" meta:paragraph-count="33" meta:word-count="161" meta:character-count="1319" meta:non-whitespace-character-count="11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